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6000000DD000000DDAF48C0F4BB5788A2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5.999cm" svg:height="8.999cm" svg:x="4.617cm" svg:y="0.1cm">
            <draw:object draw:notify-on-update-of-ranges="Arkusz1.A1:Arkusz1.A1 Arkusz1.A2:Arkusz1.A21 Arkusz1.B1:Arkusz1.B1 Arkusz1.B2:Arkusz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% Pb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09" calcext:value-type="float">
            <text:p>13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33" calcext:value-type="float">
            <text:p>13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34" calcext:value-type="float">
            <text:p>129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30" calcext:value-type="float">
            <text:p>140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805" calcext:value-type="float">
            <text:p>138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65" calcext:value-type="float">
            <text:p>139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71" calcext:value-type="float">
            <text:p>135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30" calcext:value-type="float">
            <text:p>140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990" calcext:value-type="float">
            <text:p>139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34" calcext:value-type="float">
            <text:p>13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921" calcext:value-type="float">
            <text:p>139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11" calcext:value-type="float">
            <text:p>14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60" calcext:value-type="float">
            <text:p>139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90" calcext:value-type="float">
            <text:p>139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64" calcext:value-type="float">
            <text:p>139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13" calcext:value-type="float">
            <text:p>140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010" calcext:value-type="float">
            <text:p>140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866" calcext:value-type="float">
            <text:p>138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20" calcext:value-type="float">
            <text:p>14020</text:p>
          </table:table-cell>
        </table:table-row>
      </table:table>
      <table:named-expressions/>
      <table:database-ranges>
        <table:database-range table:name="__Anonymous_Sheet_DB__0" table:target-range-address="Arkusz1.A2:Arkusz1.B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2:48:38.494042191</meta:creation-date>
    <dc:date>2024-03-10T22:52:19.443239146</dc:date>
    <meta:editing-duration>PT3M41S</meta:editing-duration>
    <meta:editing-cycles>1</meta:editing-cycles>
    <meta:generator>LibreOffice/7.3.7.2$Linux_X86_64 LibreOffice_project/3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6000000DD000000DDAF48C0F4BB5788A2.svm"/>
      </style:chart-properties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Zależność liczby neutronów od %m Pb</text:p>
        </chart:title>
        <chart:subtitle svg:x="5.84cm" svg:y="1.275cm" chart:style-name="ch3">
          <text:p>L=45cm E=10GeV WPb</text:p>
        </chart:subtitle>
        <chart:legend chart:legend-position="end" svg:x="14.418cm" svg:y="4.201cm" style:legend-expansion="high" chart:style-name="ch4"/>
        <chart:plot-area chart:style-name="ch5" table:cell-range-address="Arkusz1.A1:Arkusz1.B21" chart:data-source-has-labels="row" svg:x="1.331cm" svg:y="2.138cm" svg:width="12.767cm" svg:height="5.701cm">
          <chart:coordinate-region svg:x="2.508cm" svg:y="2.337cm" svg:width="11.31cm" svg:height="4.855cm"/>
          <chart:axis chart:dimension="x" chart:name="primary-x" chart:style-name="ch6">
            <chart:title svg:x="7.141cm" svg:y="8.019cm" chart:style-name="ch7">
              <text:p>%m Pb</text:p>
            </chart:title>
          </chart:axis>
          <chart:axis chart:dimension="y" chart:name="primary-y" chart:style-name="ch8">
            <chart:title svg:x="0.451cm" svg:y="5.363cm" chart:style-name="ch9">
              <text:p>N(n)</text:p>
            </chart:title>
            <chart:grid chart:style-name="ch10" chart:class="major"/>
          </chart:axis>
          <chart:series chart:style-name="ch11" chart:values-cell-range-address="Arkusz1.B2:Arkusz1.B21" chart:label-cell-address="Arkusz1.B1:Arkusz1.B1" chart:class="chart:scatter">
            <chart:domain table:cell-range-address="Arkusz1.A2:Arkusz1.A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21</svg:desc>
                </draw:g>
              </table:table-cell>
              <table:table-cell office:value-type="float" office:value="13909">
                <text:p>13909</text:p>
                <draw:g>
                  <svg:desc>Arkusz1.B2:Arkusz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2934">
                <text:p>12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030">
                <text:p>14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805">
                <text:p>13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3965">
                <text:p>13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3571">
                <text:p>13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4030">
                <text:p>140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990">
                <text:p>13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3934">
                <text:p>13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3921">
                <text:p>13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025">
                <text:p>14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3960">
                <text:p>139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3990">
                <text:p>139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3964">
                <text:p>13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4013">
                <text:p>14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4010">
                <text:p>140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4020">
                <text:p>14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